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>
        <style:tab-stops>
          <style:tab-stop style:position="8.89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4" style:family="paragraph" style:parent-style-name="Standard">
      <style:paragraph-properties fo:margin-top="0cm" fo:margin-bottom="0cm" loext:contextual-spacing="false" fo:break-before="page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keep-together="auto" fo:orphans="2" fo:widows="2" fo:text-indent="0cm" style:auto-text-indent="false" fo:keep-with-next="auto"/>
    </style:style>
    <style:style style:name="P6" style:family="paragraph" style:parent-style-name="Heading_20_1">
      <style:paragraph-properties fo:margin-top="0.847cm" fo:margin-bottom="0.212cm" loext:contextual-spacing="false"/>
    </style:style>
    <style:style style:name="P7" style:family="paragraph" style:parent-style-name="Heading_20_3">
      <style:paragraph-properties fo:margin-top="0.494cm" fo:margin-bottom="0.141cm" loext:contextual-spacing="false"/>
    </style:style>
    <style:style style:name="P8" style:family="paragraph" style:parent-style-name="Heading_20_2">
      <style:paragraph-properties fo:margin-top="0.353cm" fo:margin-bottom="0.212cm" loext:contextual-spacing="false"/>
    </style:style>
    <style:style style:name="P9" style:family="paragraph" style:parent-style-name="Subtitle">
      <style:paragraph-properties fo:margin-top="0.635cm" fo:margin-bottom="0.141cm" loext:contextual-spacing="false"/>
    </style:style>
    <style:style style:name="P10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6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 style:list-style-name="WWNum6">
      <style:paragraph-properties fo:margin-left="1.27cm" fo:margin-right="0cm" fo:margin-top="0cm" fo:margin-bottom="0cm" loext:contextual-spacing="true" fo:line-height="120%" fo:text-align="start" style:justify-single-word="false" fo:keep-together="auto" fo:orphans="2" fo:widows="2" fo:text-indent="-0.635cm" style:auto-text-indent="false" fo:keep-with-next="auto">
        <style:tab-stops>
          <style:tab-stop style:position="0cm"/>
        </style:tab-stops>
      </style:paragraph-properties>
    </style:style>
    <style:style style:name="P18" style:family="paragraph" style:parent-style-name="Standard" style:list-style-name="WWNum6">
      <style:paragraph-properties fo:margin-left="1.27cm" fo:margin-right="0cm" fo:margin-top="0cm" fo:margin-bottom="0.247cm" loext:contextual-spacing="true" fo:line-height="120%" fo:text-align="start" style:justify-single-word="false" fo:keep-together="auto" fo:orphans="2" fo:widows="2" fo:text-indent="-0.635cm" style:auto-text-indent="false" fo:keep-with-next="auto"/>
    </style:style>
    <style:style style:name="P19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P20" style:family="paragraph" style:parent-style-name="Title" style:master-page-name="Standard">
      <style:paragraph-properties fo:margin-top="0.847cm" fo:margin-bottom="0.212cm" loext:contextual-spacing="false" style:page-number="1"/>
    </style:style>
    <style:style style:name="P21" style:family="paragraph" style:parent-style-name="Heading_20_2">
      <style:paragraph-properties fo:margin-top="0.353cm" fo:margin-bottom="0.212cm" loext:contextual-spacing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style:text-underline-style="none" fo:font-weight="bold" style:font-weight-asian="bold"/>
    </style:style>
    <style:style style:name="T2" style:family="text">
      <style:text-properties fo:color="#000080" style:text-underline-style="solid" style:text-underline-width="auto" style:text-underline-color="font-color"/>
    </style:style>
    <style:style style:name="T3" style:family="text">
      <style:text-properties fo:font-weight="normal" style:font-weight-asian="normal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m1sebd316diz"/>Průběžná zpráva výboru o činnosti spolku Otevřená města</text:p>
      <text:p text:style-name="P9"><text:bookmark text:name="_xhw9qm266l92"/>květen 2017</text:p>
      <text:p text:style-name="P6"><text:bookmark text:name="_se74d4miqzlk"/>Základní údaje o spolku Otevřená města</text:p>
      <text:p text:style-name="P8"><text:bookmark text:name="_l8evtase65ay"/>Formální údaje</text:p>
      <text:p text:style-name="P2">NÁZEV ORGANIZACE<text:tab/>Otevřená města, z. s.</text:p>
      <text:p text:style-name="P2">IČO<text:tab/><text:a xlink:type="simple" xlink:href="https://or.justice.cz/ias/ui/rejstrik-$firma?ico=05129061" text:style-name="Internet_20_link" text:visited-style-name="Visited_20_Internet_20_Link"><text:span text:style-name="T1">05129061</text:span></text:a></text:p>
      <text:p text:style-name="P2">REGISTRACE MINISTERSTVO VNITRA<text:tab/>9. 6. 2016</text:p>
      <text:p text:style-name="P2">BANKOVNÍ SPOJENÍ A ČÍSLO ÚČTU<text:tab/>Fio | 2501020615/2010</text:p>
      <text:p text:style-name="P2"><text:tab/>IBAN: CZ3920100000002501020615 </text:p>
      <text:p text:style-name="P2">PRÁVNÍ FORMA A TYP ORGANIZACE<text:tab/>spolek</text:p>
      <text:p text:style-name="P2">ADRESA ORGANIZACE<text:tab/>Malinovského náměstí 624/3, 602 00 Brno </text:p>
      <text:p text:style-name="P2">E-MAIL<text:tab/><text:a xlink:type="simple" xlink:href="mailto:info@otevrenamesta.cz" text:style-name="Internet_20_link" text:visited-style-name="Visited_20_Internet_20_Link"><text:span text:style-name="T2">info@otevrenamesta.cz</text:span></text:a></text:p>
      <text:p text:style-name="P2">DATOVÁ SCHRÁNKA<text:span text:style-name="T3"><text:tab/>f47yb4g</text:span></text:p>
      <text:p text:style-name="P8"><text:bookmark text:name="_mq26rhnpm07x"/>Webové prezentace</text:p>
      <text:p text:style-name="P1">WEBOVÉ STRÁNKY</text:p>
      <text:p text:style-name="P1"><text:a xlink:type="simple" xlink:href="http://www.otevrenamesta.cz/" text:style-name="Internet_20_link" text:visited-style-name="Visited_20_Internet_20_Link"><text:span text:style-name="T2">http://www.otevrenamesta.cz</text:span></text:a></text:p>
      <text:p text:style-name="P1">FACEBOOK</text:p>
      <text:p text:style-name="P1">https://www.facebook.com/otevrenamesta</text:p>
      <text:p text:style-name="P1"/>
      <text:p text:style-name="P8"><text:bookmark text:name="_astv9uobgpwr"/>Orgány spolku v roce 2016</text:p>
      <text:p text:style-name="P7"><text:bookmark text:name="_zd6b77ibm21x"/>Výbor &lt;<text:a xlink:type="simple" xlink:href="mailto:vybor@otevrenamesta.cz" text:style-name="Internet_20_link" text:visited-style-name="Visited_20_Internet_20_Link"><text:span text:style-name="T4">vybor@otevrenamesta.cz</text:span></text:a>&gt;</text:p>
      <text:list xml:id="list151457932853092088" text:style-name="WWNum6">
        <text:list-item>
          <text:p text:style-name="P10"><text:span text:style-name="T5">Bc. Marcel Kolaja </text:span>(<text:span text:style-name="T5">předseda),</text:span></text:p>
        </text:list-item>
        <text:list-item>
          <text:p text:style-name="P18"><text:span text:style-name="T5">Ladislav Něšněra (člen)</text:span>,</text:p>
        </text:list-item>
        <text:list-item>
          <text:p text:style-name="P18"><text:span text:style-name="T5">Viktor Čahoj</text:span> <text:span text:style-name="T5">(člen)</text:span>,</text:p>
        </text:list-item>
        <text:list-item>
          <text:p text:style-name="P18"><text:span text:style-name="T5">Ondřej Profant (člen)</text:span>,</text:p>
        </text:list-item>
        <text:list-item>
          <text:p text:style-name="P17"><text:span text:style-name="T5">Michal Šmarda (člen)</text:span>.</text:p>
        </text:list-item>
      </text:list>
      <text:p text:style-name="P7"><text:bookmark text:name="_8sb8hl1joyqn"/>Kontrolor</text:p>
      <text:p text:style-name="P1"><text:s/>Bc. Martin Šebek</text:p>
      <text:p text:style-name="P1"/>
      <text:p text:style-name="P8"><text:bookmark text:name="_zdiwydv66t5g"/><text:soft-page-break/>Poslání spolku</text:p>
      <text:p text:style-name="P1">Je napomáhat otevřenému fungování našich radnic, lepšímu sdílení zkušeností, sjednocení úsilí o otevřenější fungování radnic a opakovanému užití úspěšných postupů. K prioritním cílům organizace organizace v prvém roce fungování je definice praxí ověřeného standardu pro zveřejňování smluv a faktur, otevřená data a návody k zavedení dobré praxe při použití svobodného software (Open Source Software).</text:p>
      <text:p text:style-name="P8"><text:bookmark text:name="_kv4w3faipbug"/>Cíle organizace</text:p>
      <text:p text:style-name="P1">Spolek prosazuje otevřené fungování veřejné správy.</text:p>
      <text:p text:style-name="P1">Zejména prosazuje:</text:p>
      <text:list xml:id="list4712148729584393800" text:style-name="WWNum1">
        <text:list-item>
          <text:p text:style-name="P11">pravidelné zveřejňování informací</text:p>
        </text:list-item>
        <text:list-item>
          <text:p text:style-name="P11">průhledné veřejné zakázky od přípravy záměru až po skončení záruky</text:p>
        </text:list-item>
        <text:list-item>
          <text:p text:style-name="P11">transparentní rozhodování a zapojování veřejnosti</text:p>
        </text:list-item>
        <text:list-item>
          <text:p text:style-name="P11">používání otevřených řešení ve veřejné správě</text:p>
        </text:list-item>
      </text:list>
      <text:p text:style-name="Standard">Otevřenými řešeními se rozumí řešení v postavená na otevřených formálních normách, open source software (svobodném software), open data a licencování použitých autorských děl a jiných zákonem chráněných předmětů k všeobecnému veřejnému užití.</text:p>
      <text:p text:style-name="P4"/>
      <text:p text:style-name="P1">Vážení členové, příznivci, kolegové, donátoři, uživatelé našich služeb!</text:p>
      <text:p text:style-name="P1"/>
      <text:p text:style-name="P1">V počátcích zahájení činnosti spolku jsme se zaměřili na položení základů praktického fungování organizace s důrazem na minimalizaci byrokracie a režijních nákladů a to cestou využití existujících zdrojů s ohledem na transparentnost a co nejnižší bariéry zapojení se jak našich členů, tak ostatních obcí, organizací i veřejnosti.</text:p>
      <text:p text:style-name="P1"/>
      <text:p text:style-name="P1">Nemalé úsilí bylo vynaloženo na splnění formálních požadavků kladených legislativou na spolky, vybudování funkčních komunikačních kanálů a v neposlední řadě účetní a ekonomické aspekty fungování. Poslední jmenované bylo završeno volbou účetního programu ABRA FlexiBee pro možnost vedení transparentního účetnictví a vyhlášením veřejné soutěže o na dodavatele účetních služeb, jejímž vítězem se stal Petr Franěk.</text:p>
      <text:p text:style-name="P1"/>
      <text:p text:style-name="P1">Spolek v současnosti nezaměstnává zaměstnance, protože šíře jejich práce by byla obsáhlá a úkolování by nejspíše bylo složitější než práci vykonat.</text:p>
      <text:p text:style-name="P1"/>
      <text:p text:style-name="P3">V srpnu byly první valnou hromadou potvrzeny a upřesněny priority, což se promítlo do <text:a xlink:type="simple" xlink:href="https://gitlab.com/otevrenamesta/documents/blob/master/rozpocet/2017/rozpocet.ods" text:style-name="Internet_20_link" text:visited-style-name="Visited_20_Internet_20_Link"><text:span text:style-name="T2">rozpočtu na aktuální období</text:span></text:a>. V něm min. 60 % tvoří aktivity týkající se registru smluv. Po zjištění, že stejné téma pokrývá v roce 2017 vzniklý „Spolek pro budování a implementaci sdílených opensource nástrojů, z. s.“ (BISON), navázali jsme s touto organizací kontakt. Byl nám předveden produkt jehož kořeny sahají až do roku 2003 a je prakticky nasazen v Kraji Vysočina a Novém Městě na Moravě. Po funkční a technologické stránce vyhovuje z analýzy vzešlé představě o vhodném produktu, nicméně z důvodu rozběhu BISONu však nejsou vyjasněny licenční otázky. Vzhledem k významnost projektu mezi letošními plány jsme se rozhodli i za cenu zdržení ostatních záměrů vyčkat s dalšími kroky na uzavření této věci.</text:p>
      <text:p text:style-name="P1">Dočasně se tedy „pouze“ připojujeme k projektům, který již někdo připravuje a pomáháme s jejich rozvojem a udržitelností. Díky tomu získáváme praktické zkušenosti a výstupy a nikoliv teoretické postupy. Např. svobodný (open source) web Prahy 7 není prefabrikát, ale dílo vytvořené přímo na městské části splňující potřeby samosprávy.</text:p>
      <text:p text:style-name="P1"/>
      <text:p text:style-name="P8"><text:bookmark text:name="_1fljselsava0"/>Citivizor (r<text:span text:style-name="T7">ozklikávací rozpočet)</text:span></text:p>
      <text:p text:style-name="P19"><text:line-break/>Aplikace Citivizor navazuje na úspěšnou aplikaci Supervizor, která je vítězem 3. ročníku soutěže Společně otevíráme data. Původní tým z MFČR spojil síly s Otevřenými městy, aby vznikla nová aplikace, která přinese výrazně více údajů (nejen vizualizace jedné tabulky) a bude mít zajištěn rozvoj. Pro členy Otevřených měst dokonce připravujeme profesionální podporu.<text:line-break/><text:line-break/>Aplikace je dashboard obce v oblasti otevřenosti. Dominuje mu rozklikávací rozpočet, který jde do detailu faktur (obdobně jako v Černošicích nebo Novém městě na Moravě). Dále jsou zde funkce úřední desky přehledně znázorněné v mapě, výpisu z národního registru smluv, otevírací doba úřadu (z registru RIS) a základní kontaktní údaje. To vše pracuje s opendaty, čili rozvoj systému není velká obtíž. U rozpočtových dat, které nejsou běžně dostupné je připravena datová pumpa, která data připraví. Zatím máme referenční datovou pumpu pro import dat z účetnictví Gordic.</text:p>
      <text:p text:style-name="P8"><text:soft-page-break/>Open Source web samosprávy<text:span text:style-name="T5"><text:line-break/></text:span></text:p>
      <text:p text:style-name="P21">Nový web Prahy 7 přináší rovnou dva zajímavé produkty. Web sám je open source, čili je možné ho vzít a nasadit v jakékoliv další obci. Díky tomu, že je postaven na velmi rozšířeném CMS Wordpress  má nízkou učící křivku, je snadno ovladatelný přizpůsobitelný. Kód bude zveřejněn v květnu až ho obrží Praha 7.<text:line-break/><text:line-break/>Druhým přínosem je veřejná zakázka samotná. Jedná se o dvoukolové řízení, kde se nejdřív soutěži kvalita technické realizace a v druhém kole rozhodne cena. Zkušenosti z Prahy 7 ukazují, že v obou kolech je možná silná konkurence. A výsledek soutěže potvrzuje správnost tohoto přístupu. Připravujeme i komentovaný rozbor této zakázky.</text:p>
      <text:p text:style-name="P8">Sdílení zkušeností</text:p>
      <text:p text:style-name="P5"><text:span text:style-name="T5">V rámci členů sdílíme zkušenosti. Např. aplikace </text:span>C<text:span text:style-name="T5">itivizor vzniká na základě informací z Nového města na Moravě a Černošic. Hlavní platformou je v současnosti centrální mailinglist. Což je samozřejmě dočasné řešení, ale zatím plně dostačující.</text:span></text:p>
      <text:p text:style-name="P5"><text:span text:style-name="T5">V součinnost se spolkem Wikimedia Česká republika byl navržen model pro </text:span>s<text:span text:style-name="T5">dílení znalostí, který je otevřen nejen pro veřejnou správu, ale i pro širokou veřejnost a zároveň využívá kolaborativních nástrojů vyvinutých nadací </text:span><text:a xlink:type="simple" xlink:href="https://www.wikimedia.cz/web/Slovníček_pojmů#Projekty_Wikimedia" text:style-name="Internet_20_link" text:visited-style-name="Visited_20_Internet_20_Link"><text:span text:style-name="T6">Wikimedia Foundation</text:span></text:a><text:span text:style-name="T5">. Zde si velmi mnoho slibujeme od vytvoření přehledu o software používaném ve veřejné správě a možnosti přímého porovnání v rámci jednotlivých kategorií. </text:span></text:p>
      <text:p text:style-name="P8"><text:bookmark text:name="_5dx9ixwq3m69"/>Vybudovaná infrastruktura</text:p>
      <text:p text:style-name="P1">V rámci prvního roku existence spolku bylo nutné vytvořit infrastrukturu, která umožní fungování spolku. Zejména byly pokryty tyto oblasti:</text:p>
      <text:list xml:id="list5134986255962215093" text:style-name="WWNum3">
        <text:list-item>
          <text:p text:style-name="P12">e-maily a mailing listy</text:p>
        </text:list-item>
        <text:list-item>
          <text:p text:style-name="P12">hlasovou komunikaci realizujeme pomocí nástroje Mumble</text:p>
        </text:list-item>
        <text:list-item>
          <text:p text:style-name="P12">správa projektů a úkolů: Redmine</text:p>
        </text:list-item>
        <text:list-item>
          <text:p text:style-name="P12">sdílení a vývoj prostřednictvím GitLabu a GitHubu</text:p>
        </text:list-item>
        <text:list-item>
          <text:p text:style-name="P12">souběžnou editaci realizujeme pomocí EtherPad Lite</text:p>
        </text:list-item>
        <text:list-item>
          <text:p text:style-name="P12">vývojové a testovací prostředí u vpsfree.cz</text:p>
        </text:list-item>
        <text:list-item>
          <text:p text:style-name="P12">web spolku</text:p>
        </text:list-item>
      </text:list>
      <text:p text:style-name="P8">Jiné aktivity</text:p>
      <text:p text:style-name="P1">Neboť popularizace otevřených přístupů je nedílnou součástí naší činnosti, vystupovali jsme na:</text:p>
      <text:list xml:id="list4331868477924642065" text:style-name="WWNum4">
        <text:list-item>
          <text:p text:style-name="P13">Linux Days 2016</text:p>
        </text:list-item>
        <text:list-item>
          <text:p text:style-name="P13">OpenAlt 2016</text:p>
        </text:list-item>
        <text:list-item>
          <text:p text:style-name="P13">Open Data Expo 2017</text:p>
        </text:list-item>
        <text:list-item>
          <text:p text:style-name="P13">ISSS 2017</text:p>
        </text:list-item>
        <text:list-item>
          <text:p text:style-name="P13">Opensource řešení pro veřejnou správu 2017</text:p>
        </text:list-item>
      </text:list>
      <text:p text:style-name="P1"/>
      <text:p text:style-name="P1">Zapojili jsme se do veřejných konzultací a aktivit týkajících se:</text:p>
      <text:list xml:id="list815074674366043093" text:style-name="WWNum2">
        <text:list-item>
          <text:p text:style-name="P14">návrh zveřejňovaných datasetů</text:p>
        </text:list-item>
        <text:list-item>
          <text:p text:style-name="P14">autorský zákon</text:p>
        </text:list-item>
        <text:list-item>
          <text:p text:style-name="P14">ICT JMK</text:p>
        </text:list-item>
      </text:list>
      <text:p text:style-name="P1"/>
      <text:p text:style-name="P1"><text:soft-page-break/>Děkujeme těm, kteří pro nás pracovali bez nároku na honorář, a těm, kteří naši činnost podpořili:</text:p>
      <text:list xml:id="list4674553219359013682" text:style-name="WWNum5">
        <text:list-item>
          <text:p text:style-name="P15">Václav Klecanda</text:p>
        </text:list-item>
        <text:list-item>
          <text:p text:style-name="P15">Jiří Skuhrovec </text:p>
        </text:list-item>
        <text:list-item>
          <text:p text:style-name="P15">Šimon Berka</text:p>
        </text:list-item>
        <text:list-item>
          <text:p text:style-name="P15">Lukáš Grygera</text:p>
        </text:list-item>
        <text:list-item>
          <text:p text:style-name="P15">Pavel Šnajdr</text:p>
        </text:list-item>
        <text:list-item>
          <text:p text:style-name="P15">Lenka Franková</text:p>
        </text:list-item>
        <text:list-item>
          <text:p text:style-name="P16">Oldřich Kužílek</text:p>
        </text:list-item>
        <text:list-item>
          <text:p text:style-name="P15">Petr <text:span text:style-name="T5">Hodač</text:span></text:p>
        </text:list-item>
        <text:list-item>
          <text:p text:style-name="P16">Petr Krčmář</text:p>
        </text:list-item>
        <text:list-item>
          <text:p text:style-name="P16">Ondřej Caletka</text:p>
        </text:list-item>
        <text:list-item>
          <text:p text:style-name="P16">Pavel Šimerda</text:p>
        </text:list-item>
        <text:list-item>
          <text:p text:style-name="P16">Jakub Michálek</text:p>
        </text:list-item>
        <text:list-item>
          <text:p text:style-name="P16">Jiří Ulip</text:p>
        </text:list-item>
      </text:list>
      <text:p text:style-name="P1"/>
      <text:p text:style-name="P1">Po plném nastartování konkrétních projektů předpokládáme přímé zapojení členů do činnosti spol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8pt" fo:font-style="normal" style:text-underline-style="none" fo:font-weight="bold" style:font-name-asian="Liberation Serif1" style:font-family-asian="'Liberation Serif'" style:font-family-generic-asian="system" style:font-pitch-asian="variable" style:font-size-asian="18pt" style:font-style-asian="normal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5-11T19:21:41.078934776</dc:date>
    <dc:creator>Marcel Kolaja</dc:creator>
    <meta:editing-duration>PT25S</meta:editing-duration>
    <meta:editing-cycles>1</meta:editing-cycles>
    <meta:document-statistic meta:table-count="0" meta:image-count="0" meta:object-count="0" meta:page-count="5" meta:paragraph-count="85" meta:word-count="1057" meta:character-count="7191" meta:non-whitespace-character-count="6245"/>
  </office:meta>
</office:document-meta>
</file>